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46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Droid Sans" fo:font-size="8pt" style:font-size-asian="8pt" style:font-size-complex="8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Droid Sans"/>
    </style:style>
    <style:style style:name="ce9" style:family="table-cell" style:parent-style-name="Default">
      <style:table-cell-properties fo:background-color="#eeeeee" fo:border="0.06pt solid #000000"/>
      <style:text-properties style:font-name="Droid Sans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mm"/>
      <style:text-properties style:font-name="Droid Sans" fo:font-size="8pt" style:font-size-asian="8pt" style:font-size-complex="8pt"/>
    </style:style>
    <style:style style:name="ce18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mm"/>
      <style:text-properties style:use-window-font-color="true" style:font-name="Droid Sans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0" style:family="table-cell" style:parent-style-name="Default">
      <style:table-cell-properties fo:background-color="#999999" fo:border="0.06pt solid #000000"/>
      <style:text-properties style:font-name="Droid Sans"/>
    </style:style>
    <style:style style:name="ce21" style:family="table-cell" style:parent-style-name="Default">
      <style:text-properties fo:font-size="24pt" style:font-size-asian="24pt" style:font-size-complex="2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37"/>
    <style:style style:name="ce24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3" table:default-cell-style-name="ce8"/>
        <table:table-column table:style-name="co3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4" table:number-rows-spanned="1">
            <text:p>Récapitulatif des actions de programmation</text:p>
          </table:table-cell>
          <table:covered-table-cell table:number-columns-repeated="2" table:style-name="ce11"/>
          <table:covered-table-cell table:style-name="ce21"/>
          <table:table-cell table:style-name="ce21" table:number-columns-repeated="3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1">
            <text:p>Cette feuille de calcul a pour but de détailler les différentes opérations/actions entreprises par chaque personne</text:p>
          </table:table-cell>
          <table:covered-table-cell table:number-columns-repeated="2" table:style-name="ce1"/>
          <table:covered-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>
            <text:p>Capacité (h/semaine) :</text:p>
          </table:table-cell>
          <table:table-cell table:style-name="ce19" office:value-type="float" office:value="7" calcext:value-type="float">
            <text:p>7</text:p>
          </table:table-cell>
          <table:table-cell table:style-name="ce16" office:value-type="string" calcext:value-type="string">
            <text:p>Février :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1"/>
          <table:table-cell table:style-name="ce12" office:value-type="string" calcext:value-type="string">
            <text:p>Unité Jh (heures) :</text:p>
          </table:table-cell>
          <table:table-cell table:style-name="ce19" office:value-type="float" office:value="7" calcext:value-type="float">
            <text:p>7</text:p>
          </table:table-cell>
          <table:table-cell table:style-name="ce16" office:value-type="string" calcext:value-type="string">
            <text:p>Avril :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2" table:number-rows-spanned="1">
            <text:p>Jordan</text:p>
          </table:table-cell>
          <table:covered-table-cell table:style-name="ce20"/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rtAnalyz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néralisation des algorithmes de SmartAnalyz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SmartAnalyz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test de performance de SmartAnalyzer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serveur HTTP pour l'entrée</text:p>
          </table:table-cell>
          <table:table-cell table:number-columns-repeated="2" table:style-name="ce14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Spar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Akk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Javax Mai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e l'EncryptedPropertiesManage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e sortie Sla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7" table:number-columns-repeated="2"/>
          <table:table-cell table:number-columns-repeated="1019"/>
        </table:table-row>
        <table:table-row table:style-name="ro1" table:number-rows-repeated="2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12:.B27])" office:value-type="float" office:value="61" calcext:value-type="float">
            <text:p>61</text:p>
          </table:table-cell>
          <table:table-cell table:style-name="ce15" table:formula="of:=SUM([.C12:.C27])" office:value-type="float" office:value="44" calcext:value-type="float">
            <text:p>44</text:p>
          </table:table-cell>
          <table:table-cell table:style-name="ce15" table:formula="of:=SUM([.D12:.D27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6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2" table:number-rows-spanned="1">
            <text:p>Franck</text:p>
          </table:table-cell>
          <table:covered-table-cell table:style-name="ce20"/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e l'outil de test LogGenerato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définition du trait Alerter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factoring itération 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Gestion de la configuration par .properti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jout de fonctionnalité sur les alerteu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factoring itération 2 (Commentaires des sources + Fixs)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rentissage maniement javax.mai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33:.B43])" office:value-type="float" office:value="31" calcext:value-type="float">
            <text:p>31</text:p>
          </table:table-cell>
          <table:table-cell table:style-name="ce15" table:formula="of:=SUM([.C33:.C43])" office:value-type="float" office:value="26.5" calcext:value-type="float">
            <text:p>26,5</text:p>
          </table:table-cell>
          <table:table-cell table:style-name="ce15" table:formula="of:=SUM([.D33:.D43])" office:value-type="float" office:value="27.12" calcext:value-type="float">
            <text:p>27,12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5" table:number-rows-spanned="1">
            <text:p>Nicolas</text:p>
          </table:table-cell>
          <table:covered-table-cell table:style-name="ce20"/>
          <table:covered-table-cell table:style-name="ce13"/>
          <table:covered-table-cell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ébut → fin de dév (en jours)</text:p>
          </table:table-cell>
          <table:table-cell table:style-name="ce6" office:value-type="string" calcext:value-type="string">
            <text:p>Date Début</text:p>
          </table:table-cell>
          <table:table-cell table:style-name="ce6" office:value-type="string" calcext:value-type="string">
            <text:p>Date F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7" calcext:value-type="float">
            <text:p>17</text:p>
          </table:table-cell>
          <table:table-cell table:formula="of:=[.F51]-[.E51]" office:value-type="float" office:value="76" calcext:value-type="float">
            <text:p>76</text:p>
          </table:table-cell>
          <table:table-cell table:style-name="ce23" office:value-type="date" office:date-value="2017-01-15" calcext:value-type="date">
            <text:p>15/01/17</text:p>
          </table:table-cell>
          <table:table-cell table:style-name="ce24" office:value-type="date" office:date-value="2017-04-01" calcext:value-type="date">
            <text:p>01/04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formula="of:=[.F52]-[.E52]" office:value-type="float" office:value="51" calcext:value-type="float">
            <text:p>51</text:p>
          </table:table-cell>
          <table:table-cell table:style-name="ce23" office:value-type="date" office:date-value="2017-02-02" calcext:value-type="date">
            <text:p>02/02/17</text:p>
          </table:table-cell>
          <table:table-cell table:style-name="ce23" office:value-type="date" office:date-value="2017-03-25" calcext:value-type="date">
            <text:p>25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onFileReader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formula="of:=[.F53]-[.E53]" office:value-type="float" office:value="5" calcext:value-type="float">
            <text:p>5</text:p>
          </table:table-cell>
          <table:table-cell table:style-name="ce23" office:value-type="date" office:date-value="2017-02-09" calcext:value-type="date">
            <text:p>09/02/17</text:p>
          </table:table-cell>
          <table:table-cell table:style-name="ce23" office:value-type="date" office:date-value="2017-02-14" calcext:value-type="date">
            <text:p>14/02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Unitaire sur JsonReaderFi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formula="of:=[.F54]-[.E54]" office:value-type="float" office:value="0" calcext:value-type="float">
            <text:p>0</text:p>
          </table:table-cell>
          <table:table-cell table:number-columns-repeated="2" table:style-name="ce23" office:value-type="date" office:date-value="2017-02-14" calcext:value-type="date">
            <text:p>14/02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[.F55]-[.E55]" office:value-type="float" office:value="0" calcext:value-type="float">
            <text:p>0</text:p>
          </table:table-cell>
          <table:table-cell table:number-columns-repeated="2" table:style-name="ce23" office:value-type="date" office:date-value="2017-03-08" calcext:value-type="date">
            <text:p>08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formula="of:=[.F56]-[.E56]-[.E6]" office:value-type="float" office:value="14" calcext:value-type="float">
            <text:p>14</text:p>
          </table:table-cell>
          <table:table-cell table:style-name="ce23" office:value-type="date" office:date-value="2017-02-15" calcext:value-type="date">
            <text:p>15/02/17</text:p>
          </table:table-cell>
          <table:table-cell table:style-name="ce23" office:value-type="date" office:date-value="2017-03-08" calcext:value-type="date">
            <text:p>08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ign Pattern Observer pour le module Output</text:p>
          </table:table-cell>
          <table:table-cell table:number-columns-repeated="2" table:style-name="ce14" office:value-type="string" calcext:value-type="string">
            <text:p>0.5</text:p>
          </table:table-cell>
          <table:table-cell table:formula="of:=[.F57]-[.E57]" office:value-type="float" office:value="14" calcext:value-type="float">
            <text:p>14</text:p>
          </table:table-cell>
          <table:table-cell table:style-name="ce23" office:value-type="date" office:date-value="2017-02-17" calcext:value-type="date">
            <text:p>17/02/17</text:p>
          </table:table-cell>
          <table:table-cell table:style-name="ce23" office:value-type="date" office:date-value="2017-03-03" calcext:value-type="date">
            <text:p>03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écouvrir / Utilisé la technologie Impal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formula="of:=[.F58]-[.E58]" office:value-type="float" office:value="10" calcext:value-type="float">
            <text:p>10</text:p>
          </table:table-cell>
          <table:table-cell table:style-name="ce23" office:value-type="date" office:date-value="2017-03-01" calcext:value-type="date">
            <text:p>01/03/17</text:p>
          </table:table-cell>
          <table:table-cell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tallation d'une VM Impal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formula="of:=[.F59]-[.E59]" office:value-type="float" office:value="0" calcext:value-type="float">
            <text:p>0</text:p>
          </table:table-cell>
          <table:table-cell table:number-columns-repeated="2"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éation + Manipulation DB Impa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.3</text:p>
          </table:table-cell>
          <table:table-cell table:formula="of:=[.F60]-[.E60]" office:value-type="float" office:value="0" calcext:value-type="float">
            <text:p>0</text:p>
          </table:table-cell>
          <table:table-cell table:number-columns-repeated="2"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de Sorti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formula="of:=[.F61]-[.E61]" office:value-type="float" office:value="0" calcext:value-type="float">
            <text:p>0</text:p>
          </table:table-cell>
          <table:table-cell table:number-columns-repeated="2" table:style-name="ce23" office:value-type="date" office:date-value="2017-03-08" calcext:value-type="date">
            <text:p>08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éalisation du Controlleur de SmartLogger</text:p>
          </table:table-cell>
          <table:table-cell table:style-name="ce14" office:value-type="string" calcext:value-type="string">
            <text:p>0.5</text:p>
          </table:table-cell>
          <table:table-cell table:style-name="ce14" office:value-type="float" office:value="2" calcext:value-type="float">
            <text:p>2</text:p>
          </table:table-cell>
          <table:table-cell table:formula="of:=[.F62]-[.E62]" office:value-type="float" office:value="2" calcext:value-type="float">
            <text:p>2</text:p>
          </table:table-cell>
          <table:table-cell table:style-name="ce23" office:value-type="date" office:date-value="2017-03-07" calcext:value-type="date">
            <text:p>07/03/17</text:p>
          </table:table-cell>
          <table:table-cell table:style-name="ce23" office:value-type="date" office:date-value="2017-03-09" calcext:value-type="date">
            <text:p>09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lémenter DAO et LogDA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formula="of:=[.F63]-[.E63]" office:value-type="float" office:value="0" calcext:value-type="float">
            <text:p>0</text:p>
          </table:table-cell>
          <table:table-cell table:number-columns-repeated="2"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éation d'un modèle Log pour le DAO</text:p>
          </table:table-cell>
          <table:table-cell table:style-name="ce14" office:value-type="string" calcext:value-type="string">
            <text:p>0.6</text:p>
          </table:table-cell>
          <table:table-cell table:style-name="ce14" office:value-type="float" office:value="2" calcext:value-type="float">
            <text:p>2</text:p>
          </table:table-cell>
          <table:table-cell table:formula="of:=[.F64]-[.E64]" office:value-type="float" office:value="0" calcext:value-type="float">
            <text:p>0</text:p>
          </table:table-cell>
          <table:table-cell table:number-columns-repeated="2"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date du modele de Log</text:p>
          </table:table-cell>
          <table:table-cell table:number-columns-repeated="2" table:style-name="ce14" office:value-type="string" calcext:value-type="string">
            <text:p>0.1</text:p>
          </table:table-cell>
          <table:table-cell table:formula="of:=[.F65]-[.E65]" office:value-type="float" office:value="0" calcext:value-type="float">
            <text:p>0</text:p>
          </table:table-cell>
          <table:table-cell table:number-columns-repeated="2" table:style-name="ce23" office:value-type="date" office:date-value="2017-03-17" calcext:value-type="date">
            <text:p>17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actor du projet</text:p>
          </table:table-cell>
          <table:table-cell table:style-name="ce14" office:value-type="string" calcext:value-type="string">
            <text:p>0.5</text:p>
          </table:table-cell>
          <table:table-cell table:style-name="ce14" office:value-type="string" calcext:value-type="string">
            <text:p>0.2</text:p>
          </table:table-cell>
          <table:table-cell table:formula="of:=[.F66]-[.E66]" office:value-type="float" office:value="0" calcext:value-type="float">
            <text:p>0</text:p>
          </table:table-cell>
          <table:table-cell table:number-columns-repeated="2" table:style-name="ce23" office:value-type="date" office:date-value="2017-03-25" calcext:value-type="date">
            <text:p>25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formula="of:=[.F67]-[.E67]" office:value-type="float" office:value="1" calcext:value-type="float">
            <text:p>1</text:p>
          </table:table-cell>
          <table:table-cell table:style-name="ce23" office:value-type="date" office:date-value="2017-03-28" calcext:value-type="date">
            <text:p>28/03/17</text:p>
          </table:table-cell>
          <table:table-cell table:style-name="ce23" office:value-type="date" office:date-value="2017-03-29" calcext:value-type="date">
            <text:p>29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atio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F68]-[.E68]" office:value-type="float" office:value="0" calcext:value-type="float">
            <text:p>0</text:p>
          </table:table-cell>
          <table:table-cell table:number-columns-repeated="2" table:style-name="ce23" office:value-type="date" office:date-value="2017-04-01" calcext:value-type="date">
            <text:p>01/04/17</text:p>
          </table:table-cell>
          <table:table-cell table:number-columns-repeated="1016"/>
        </table:table-row>
        <table:table-row table:style-name="ro1">
          <table:table-cell/>
          <table:table-cell table:style-name="ce7" table:number-columns-repeated="2"/>
          <table:table-cell/>
          <table:table-cell table:style-name="ce23"/>
          <table:table-cell table:style-name="ce22"/>
          <table:table-cell table:number-columns-repeated="1016"/>
        </table:table-row>
        <table:table-row table:style-name="ro1">
          <table:table-cell/>
          <table:table-cell table:style-name="ce14" table:number-columns-repeated="2"/>
          <table:table-cell table:number-columns-repeated="1019"/>
        </table:table-row>
        <table:table-row table:style-name="ro1"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51:.B72])" office:value-type="float" office:value="80" calcext:value-type="float">
            <text:p>80</text:p>
          </table:table-cell>
          <table:table-cell table:style-name="ce15" table:formula="of:=SUM([.C51:.C72])" office:value-type="float" office:value="60" calcext:value-type="float">
            <text:p>60</text:p>
          </table:table-cell>
          <table:table-cell table:style-name="ce15" table:formula="of:=SUM([.D53:.D72])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2" table:number-rows-spanned="1">
            <text:p>Camille</text:p>
          </table:table-cell>
          <table:covered-table-cell table:style-name="ce20"/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nstallation et configuration de graddle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'un environement de travail pour les test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nseignement sur Akk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s unitaires sur l'entré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s unitaires sur le controlleu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d'integration entrée/module m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sur la BD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 table:number-rows-repeated="3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78:.B87])" office:value-type="float" office:value="49" calcext:value-type="float">
            <text:p>49</text:p>
          </table:table-cell>
          <table:table-cell table:style-name="ce15" table:formula="of:=SUM([.C78:.C87])" office:value-type="float" office:value="44" calcext:value-type="float">
            <text:p>44</text:p>
          </table:table-cell>
          <table:table-cell table:style-name="ce15" table:formula="of:=SUM([.D78:.D87])" office:value-type="float" office:value="35.5714285714286" calcext:value-type="float">
            <text:p>35,5714285714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6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2" table:number-rows-spanned="1">
            <text:p>Grégoire</text:p>
          </table:table-cell>
          <table:covered-table-cell table:style-name="ce20"/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nstallation et configuration de gradle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s unitaires sur l'entré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s unitaires sur le controll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d'integration entrée/module 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sur la b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Commentaires Tests première iterati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 table:number-rows-repeated="3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98:.B110])" office:value-type="float" office:value="47" calcext:value-type="float">
            <text:p>47</text:p>
          </table:table-cell>
          <table:table-cell table:style-name="ce15" table:formula="of:=SUM([.C98:.C110])" office:value-type="float" office:value="39" calcext:value-type="float">
            <text:p>39</text:p>
          </table:table-cell>
          <table:table-cell table:style-name="ce15" table:formula="of:=SUM([.D98:.D110])" office:value-type="float" office:value="30.1428571428571" calcext:value-type="float">
            <text:p>30,142857142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2:24:43.348619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1T14:01:14.069505489</dc:date>
    <meta:editing-duration>PT1H17M59S</meta:editing-duration>
    <meta:editing-cycles>42</meta:editing-cycles>
    <meta:generator>LibreOffice/5.0.6.2$Linux_X86_64 LibreOffice_project/00$Build-2</meta:generator>
    <meta:document-statistic meta:table-count="1" meta:cell-count="360" meta:object-count="0"/>
  </office:meta>
</office:document-meta>
</file>